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</office:automatic-styles>
  <office:body>
    <office:text text:use-soft-page-breaks="true">
      <text:p text:style-name="P1">The files in this directory refer to basic experiments on LTP. They have been obtained with tcpdump on the interface of vm1 to vm2.</text:p>
      <text:p text:style-name="P2"/>
      <text:p text:style-name="P3">Syntax: tcpdump -i ens4 -w nameOfFile &amp;</text:p>
      <text:p text:style-name="P4">i=interface</text:p>
      <text:p text:style-name="P5">w=write on nameOfFile</text:p>
      <text:p text:style-name="P6">&amp; run in background</text:p>
      <text:p text:style-name="P7">fg (foreground) at the end of experiment, and then ctrl+c.</text:p>
      <text:p text:style-name="P8"/>
      <text:p text:style-name="P9">They should be analyzed with Wireshark.</text:p>
      <text:p text:style-name="P10"/>
      <text:p text:style-name="P11">1) LTP_nolosses</text:p>
      <text:p text:style-name="P12">1 bundle of 50 kB is sent via LTP from vm1 to vm2. The bundle is<text:s/>encapsulated<text:s/>in an LTP block;<text:s/>the LTP block is divided into<text:s/>segments<text:s/>(1022 B each);<text:s/>each segment is sent in a UDP packet.</text:p>
      <text:p text:style-name="P13">The last segment is flagged as a<text:s/>checkpoint (CP) and its arrival at vm2 triggers a report segment (RS) with one claim, confirming all data received. At its reception the RS is<text:s/>confirmed, as always by an RS ack.</text:p>
      <text:p text:style-name="P14"/>
      <text:p text:style-name="P15">2)LTP_PER4</text:p>
      <text:p text:style-name="P16">The same as before, but with a PER=4% on the channel. This time a few “pure” data segment (not flagged as CP) are lost,<text:s/>therefore<text:s/>the first RS does not confirm all data. Data received (bytes) are specified by 5 “claims”. All other data are considered lost, and corresponding LTP segments are retransmitted immediately after the RS-ack (5 re-Tx segments), the last of which is flagged as CP. This CP triggers a second RS, informing vm1 that this time all data have been received.</text:p>
      <text:p text:style-name="P17">In brief, it is the same as before, but one re-tx cycle.</text:p>
      <text:p text:style-name="P18"/>
      <text:p text:style-name="P19">3) LTP_PER10_4_ReTx_Cycles</text:p>
      <text:p text:style-name="P20">As before, but with a PER=10%. This time we have 4 retransmission<text:s/>cycles<text:s/>because we have losses on<text:s/>retransmitted<text:s/>segments, due to the higher PER.</text:p>
      <text:p text:style-name="P21"/>
      <text:p text:style-name="P22">4) LTP_PER10_CPlost</text:p>
      <text:p text:style-name="P23">This time the CP at row 50 is not followed by an RS, but is<text:s/>retransmitted<text:s/>after 2.5 s (one RTO), see row 51. After that we have one cycle of retransmission. This example shows that the lost of a CP requires an additional RTO, thus is<text:s/>worse than the lost of a “pure” data segment.</text:p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</dc:creator>
    <meta:creation-date>2020-11-23T10:49:00Z</meta:creation-date>
    <dc:date>2022-11-22T11:08:00Z</dc:date>
    <meta:template xlink:href="Normal" xlink:type="simple"/>
    <meta:editing-cycles>4</meta:editing-cycles>
    <meta:editing-duration>PT2280S</meta:editing-duration>
    <meta:document-statistic meta:page-count="1" meta:paragraph-count="3" meta:word-count="263" meta:character-count="1764" meta:row-count="12" meta:non-whitespace-character-count="1504"/>
  </office:meta>
</office:document-meta>
</file>